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19ca28" officeooo:paragraph-rsid="0019ca28" style:font-size-asian="12pt" style:font-size-complex="12pt"/>
    </style:style>
    <style:style style:name="P3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font-style="normal" fo:font-weight="normal" officeooo:rsid="0019ca28" officeooo:paragraph-rsid="0019ca28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officeooo:paragraph-rsid="0019ca28"/>
    </style:style>
    <style:style style:name="P5" style:family="paragraph" style:parent-style-name="Standard">
      <style:paragraph-properties fo:text-align="start" style:justify-single-word="false"/>
      <style:text-properties officeooo:paragraph-rsid="0019ca28"/>
    </style:style>
    <style:style style:name="P6" style:family="paragraph" style:parent-style-name="Standard">
      <style:paragraph-properties fo:text-align="start" style:justify-single-word="false"/>
      <style:text-properties officeooo:paragraph-rsid="0018d47b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d47b" officeooo:paragraph-rsid="0018d47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8d47b" officeooo:paragraph-rsid="0018d47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d47b" officeooo:paragraph-rsid="0018d47b" style:font-weight-asian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fo:font-weight="normal" officeooo:rsid="0019ca28" officeooo:paragraph-rsid="0019ca28" style:font-size-asian="12pt" style:font-size-complex="12pt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d47b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d47b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7" style:family="text">
      <style:text-properties fo:font-weight="normal" officeooo:rsid="0018d47b" style:font-weight-asian="normal" style:font-weight-complex="normal"/>
    </style:style>
    <style:style style:name="T8" style:family="text">
      <style:text-properties style:font-name="Liberation Serif" fo:font-size="12pt" fo:font-weight="normal" officeooo:rsid="0018d47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officeooo:rsid="001b00e0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LOS OLORES</text:p>
      <text:p text:style-name="P7"/>
      <text:p text:style-name="P8">Son una relación de malas prácticas de desarrollo, indicadores de que nuestro código podría necesitar ser refactorizado.</text:p>
      <text:p text:style-name="P8"/>
      <text:p text:style-name="P9">Errores:</text:p>
      <text:p text:style-name="P9">1.Director debe empezar por mayúscula(clic derecho en la clase/Refactor/Rename)</text:p>
      <text:p text:style-name="P6"><text:span text:style-name="T7">2.Creamos una herencia llamada Persona para las clases Administrativo,Director y Profesor.</text:span><text:span text:style-name="T8">(</text:span><text:span text:style-name="Strong_20_Emphasis"><text:span text:style-name="T1">clic derecho en cualquier parte de la clase/</text:span></text:span><text:span text:style-name="Strong_20_Emphasis"><text:span text:style-name="Emphasis"><text:span text:style-name="T1">Refacto</text:span></text:span></text:span><text:span text:style-name="Strong_20_Emphasis"><text:span text:style-name="Emphasis"><text:span text:style-name="T2">r</text:span></text:span></text:span><text:span text:style-name="Strong_20_Emphasis"><text:span text:style-name="Emphasis"><text:span text:style-name="T1"> &gt; Extra</text:span></text:span></text:span><text:span text:style-name="Strong_20_Emphasis"><text:span text:style-name="Emphasis"><text:span text:style-name="T2">ct</text:span></text:span></text:span><text:span text:style-name="Strong_20_Emphasis"><text:span text:style-name="Emphasis"><text:span text:style-name="T1"> superclas</text:span></text:span></text:span><text:span text:style-name="Strong_20_Emphasis"><text:span text:style-name="Emphasis"><text:span text:style-name="T2">s</text:span></text:span></text:span><text:span text:style-name="Strong_20_Emphasis"><text:span text:style-name="T2">)</text:span></text:span></text:p>
      <text:p text:style-name="P6"><text:span text:style-name="Strong_20_Emphasis"><text:span text:style-name="T2">3.Cambiar nombre a los atributos ya que no deben ir separados por _.(c</text:span></text:span><text:span text:style-name="Strong_20_Emphasis"><text:span text:style-name="T4">lic derecho en el atributo/Refactor/Rename).</text:span></text:span></text:p>
      <text:p text:style-name="P6"><text:span text:style-name="Strong_20_Emphasis"><text:span text:style-name="T4">4.Extraemos métodos del main(deseemos extraer una determinada pieza de código dentro de nuestro método a un método diferente para mantener nuestro código limpio y fácil de mantener).Seleccionar las líneas de código que queremos extraer</text:span></text:span></text:p>
      <text:p text:style-name="P6"><text:span text:style-name="T1">.</text:span><text:span text:style-name="T2">C</text:span><text:span text:style-name="T1">lic derecho en el área seleccionada</text:span></text:p>
      <text:p text:style-name="P6"><text:span text:style-name="T1">.</text:span><text:span text:style-name="T2">C</text:span><text:span text:style-name="T1">lic en la </text:span><text:span text:style-name="Strong_20_Emphasis"><text:span text:style-name="T3">opción </text:span></text:span><text:span text:style-name="Strong_20_Emphasis"><text:span text:style-name="Emphasis"><text:span text:style-name="T3">Refactor/</text:span></text:span></text:span><text:span text:style-name="Strong_20_Emphasis"><text:span text:style-name="Emphasis"><text:span text:style-name="T4">Extract Method</text:span></text:span></text:span></text:p>
      <text:p text:style-name="P6"><text:span text:style-name="Strong_20_Emphasis"><text:span text:style-name="T4"><text:s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Pasos Git:</text:span></text:span></text:p>
      <text:p text:style-name="P6"><text:span text:style-name="Strong_20_Emphasis"><text:span text:style-name="T4">1.Creamos el repositorio en Git(New repository)</text:span></text:span></text:p>
      <text:p text:style-name="P5"><text:span text:style-name="Strong_20_Emphasis"><text:span text:style-name="T5">2.Añadimos nuestro repositorio en nuestra carpeta de los ejercicios.(Debe aparecer la carpeta .git)</text:span></text:span></text:p>
      <text:p text:style-name="P5"><text:span text:style-name="Strong_20_Emphasis"><text:span text:style-name="T5">Pasos:</text:span></text:span></text:p>
      <text:p text:style-name="P4"><text:bookmark text:name="empty-setup-new-repo-echo"/><text:span text:style-name="Strong_20_Emphasis"><text:span text:style-name="T5">-echo "# Entorno-Practica-Semana-Santa" &gt;&gt; README.md</text:span></text:span></text:p>
      <text:p text:style-name="P1">-git init</text:p>
      <text:p text:style-name="P1">-git add README.md</text:p>
      <text:p text:style-name="P1">-git commit -m "first commit"</text:p>
      <text:p text:style-name="P1">-git branch -M main</text:p>
      <text:p text:style-name="P1">-git remote add origin https://github.com/josevazquez99/Entorno-Practica-Semana-Santa.git</text:p>
      <text:p text:style-name="P1">-git push -u origin main</text:p>
      <text:p text:style-name="P2">3.Añadimos los archivos a nuestro repositorio una vez enlazado con nuestra carpeta.</text:p>
      <text:p text:style-name="P3">-<text:span text:style-name="T9"> git add -A</text:span></text:p>
      <text:p text:style-name="P10">-git commit -<text:span text:style-name="T10">m</text:span> “ejercicios”</text:p>
      <text:p text:style-name="P10">-git push -u origin main.</text:p>
      <text:p text:style-name="P10"/>
      <text:p text:style-name="P5"><text:span text:style-name="Strong_20_Emphasis"><text:span text:style-name="T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5:29:08.678000000</meta:creation-date>
    <dc:date>2022-04-16T16:34:08.542000000</dc:date>
    <meta:editing-duration>PT6M20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5" meta:word-count="189" meta:character-count="1362" meta:non-whitespace-character-count="1196"/>
  </office:meta>
</office:document-meta>
</file>